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8cm"/>
    </style:style>
    <style:style style:name="gr3" style:family="graphic" style:parent-style-name="standard">
      <style:graphic-properties svg:stroke-width="0.102cm" svg:stroke-color="#0066cc" draw:marker-start-width="0.509cm" draw:marker-end-width="0.509cm" draw:fill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4.6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0cm"/>
    </style:style>
    <style:style style:name="gr6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9" style:family="graphic" style:parent-style-name="standard">
      <style:graphic-properties svg:stroke-width="0.102cm" svg:stroke-color="#ffd320" draw:marker-start-width="0.509cm" draw:marker-end-width="0.509cm" draw:fill-color="#94006b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5.211cm"/>
    </style:style>
    <style:style style:name="gr1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226cm"/>
    </style:style>
    <style:style style:name="gr14" style:family="graphic" style:parent-style-name="standard">
      <style:graphic-properties svg:stroke-width="0.102cm" svg:stroke-color="#c5000b" draw:marker-start-width="0.509cm" draw:marker-end-width="0.509cm" draw:fill-color="#008000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6.1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style:font-name="Arial Black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>
      <style:text-properties style:font-name="Arial Black" fo:font-size="15pt" style:font-size-asian="15pt" style:font-size-complex="15pt"/>
    </style:style>
    <style:style style:name="T1" style:family="text">
      <style:text-properties style:font-name="Arial Black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Arial Black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66cm" svg:height="8.636cm" svg:x="1.254cm" svg:y="1.12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223cm" svg:height="1.051cm" svg:x="2.032cm" svg:y="1.252cm">
            <draw:text-box>
              <text:p><text:span text:style-name="T1">Simulation Cells</text:span></text:p>
            </draw:text-box>
          </draw:frame>
          <draw:g>
            <draw:custom-shape draw:style-name="gr3" draw:text-style-name="P1" draw:layer="layout" svg:width="5.588cm" svg:height="1.651cm" svg:x="2.143cm" svg:y="4.1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5.588cm" svg:height="1.651cm" svg:x="2.143cm" svg:y="2.5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5.588cm" svg:height="1.651cm" svg:x="2.144cm" svg:y="5.7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5.588cm" svg:height="1.651cm" svg:x="2.143cm" svg:y="7.3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3" draw:layer="layout" svg:width="5.334cm" svg:height="6.243cm" svg:x="2.524cm" svg:y="2.885cm">
            <draw:text-box>
              <text:p><text:span text:style-name="T2">* Cell One</text:span></text:p>
              <text:p><text:span text:style-name="T2"/></text:p>
              <text:p><text:span text:style-name="T2">* Cell Two . . .</text:span></text:p>
              <text:p><text:span text:style-name="T2"/></text:p>
              <text:p><text:span text:style-name="T2">. . .</text:span></text:p>
              <text:p><text:span text:style-name="T2"/></text:p>
              <text:p><text:span text:style-name="T2">* Cell n</text:span></text:p>
              <text:p><text:span text:style-name="T2"/></text:p>
            </draw:text-box>
          </draw:frame>
          <draw:g>
            <draw:g>
              <draw:frame draw:style-name="gr5" draw:layer="layout" svg:width="0.502cm" svg:height="1.195cm" svg:x="9.509cm" svg:y="2.158cm">
                <draw:text-box>
                  <text:p/>
                </draw:text-box>
              </draw:frame>
              <draw:custom-shape draw:style-name="gr6" draw:text-style-name="P1" draw:layer="layout" svg:width="6.35cm" svg:height="8.636cm" svg:x="9.128cm" svg:y="1.127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2" draw:layer="layout" svg:width="5.607cm" svg:height="1.066cm" svg:x="9.539cm" svg:y="1.182cm">
                <draw:text-box>
                  <text:p><text:span text:style-name="T1">Coordinate List</text:span></text:p>
                </draw:text-box>
              </draw:frame>
              <draw:frame draw:style-name="gr8" draw:layer="layout" svg:width="0.502cm" svg:height="1.195cm" svg:x="10.633cm" svg:y="1.44cm">
                <draw:text-box>
                  <text:p/>
                </draw:text-box>
              </draw:frame>
              <draw:g>
                <draw:custom-shape draw:style-name="gr9" draw:text-style-name="P1" draw:layer="layout" svg:width="5.588cm" svg:height="1.675cm" svg:x="9.541cm" svg:y="4.09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1" draw:layer="layout" svg:width="5.588cm" svg:height="1.676cm" svg:x="9.541cm" svg:y="2.4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1" draw:layer="layout" svg:width="5.588cm" svg:height="1.676cm" svg:x="9.542cm" svg:y="5.6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1" draw:layer="layout" svg:width="5.588cm" svg:height="1.676cm" svg:x="9.541cm" svg:y="7.31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10" draw:text-style-name="P3" draw:layer="layout" svg:width="3.683cm" svg:height="5.494cm" svg:x="10.398cm" svg:y="2.999cm">
            <draw:text-box>
              <text:p><text:span text:style-name="T2">* Vertex 1</text:span></text:p>
              <text:p><text:span text:style-name="T2"/></text:p>
              <text:p><text:span text:style-name="T2">* Vertex 2</text:span></text:p>
              <text:p><text:span text:style-name="T2"/></text:p>
              <text:p><text:span text:style-name="T2">...</text:span></text:p>
              <text:p><text:span text:style-name="T2"/></text:p>
              <text:p><text:span text:style-name="T2">* Vertex n</text:span></text:p>
            </draw:text-box>
          </draw:frame>
          <draw:line draw:style-name="gr11" draw:text-style-name="P1" draw:layer="layout" svg:x1="7.731cm" svg:y1="3.286cm" svg:x2="9.636cm" svg:y2="3.286cm">
            <text:p/>
          </draw:line>
          <draw:line draw:style-name="gr11" draw:text-style-name="P1" draw:layer="layout" svg:x1="7.731cm" svg:y1="3.286cm" svg:x2="9.509cm" svg:y2="4.683cm">
            <text:p/>
          </draw:line>
          <draw:line draw:style-name="gr11" draw:text-style-name="P1" draw:layer="layout" svg:x1="7.731cm" svg:y1="3.286cm" svg:x2="9.509cm" svg:y2="6.334cm">
            <text:p/>
          </draw:line>
          <draw:line draw:style-name="gr11" draw:text-style-name="P1" draw:layer="layout" svg:x1="7.731cm" svg:y1="4.937cm" svg:x2="9.509cm" svg:y2="3.286cm">
            <text:p/>
          </draw:line>
          <draw:line draw:style-name="gr11" draw:text-style-name="P1" draw:layer="layout" svg:x1="7.731cm" svg:y1="4.937cm" svg:x2="9.636cm" svg:y2="6.461cm">
            <text:p/>
          </draw:line>
          <draw:line draw:style-name="gr11" draw:text-style-name="P1" draw:layer="layout" svg:x1="7.731cm" svg:y1="4.937cm" svg:x2="9.636cm" svg:y2="7.096cm">
            <text:p/>
          </draw:line>
          <draw:line draw:style-name="gr11" draw:text-style-name="P1" draw:layer="layout" svg:x1="7.731cm" svg:y1="7.985cm" svg:x2="9.509cm" svg:y2="6.461cm">
            <text:p/>
          </draw:line>
          <draw:line draw:style-name="gr11" draw:text-style-name="P1" draw:layer="layout" svg:x1="9.636cm" svg:y1="8.239cm" svg:x2="7.731cm" svg:y2="7.985cm">
            <text:p/>
          </draw:line>
          <draw:line draw:style-name="gr11" draw:text-style-name="P1" draw:layer="layout" svg:x1="9.509cm" svg:y1="4.683cm" svg:x2="7.731cm" svg:y2="7.985cm">
            <text:p/>
          </draw:line>
          <draw:g>
            <draw:custom-shape draw:style-name="gr12" draw:text-style-name="P1" draw:layer="layout" svg:width="2.413cm" svg:height="8.636cm" svg:x="16.621cm" svg:y="1.127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2" draw:layer="layout" svg:width="0.889cm" svg:height="1.476cm" svg:x="17.24cm" svg:y="1.374cm">
              <draw:text-box>
                <text:p><text:span text:style-name="T1">X</text:span></text:p>
              </draw:text-box>
            </draw:frame>
            <draw:g>
              <draw:custom-shape draw:style-name="gr14" draw:text-style-name="P1" draw:layer="layout" svg:width="1.906cm" svg:height="1.604cm" svg:x="16.858cm" svg:y="4.21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svg:x="16.858cm" svg:y="2.607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svg:x="16.858cm" svg:y="5.74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3cm" svg:x="16.858cm" svg:y="7.29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5" draw:text-style-name="P3" draw:layer="layout" svg:width="2.032cm" svg:height="6.412cm" svg:x="16.793cm" svg:y="2.988cm">
              <draw:text-box>
                <text:p><text:span text:style-name="T2">* X1</text:span></text:p>
                <text:p><text:span text:style-name="T2"/></text:p>
                <text:p><text:span text:style-name="T2">* X2</text:span></text:p>
                <text:p><text:span text:style-name="T2"/></text:p>
                <text:p><text:span text:style-name="T2">...</text:span></text:p>
                <text:p><text:span text:style-name="T2"/></text:p>
                <text:p><text:span text:style-name="T2">* Xn</text:span></text:p>
              </draw:text-box>
            </draw:frame>
          </draw:g>
          <draw:g>
            <draw:custom-shape draw:style-name="gr12" draw:text-style-name="P1" draw:layer="layout" svg:width="8.636cm" svg:height="2.286cm" svg:x="10.906cm" svg:y="11.414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2" draw:layer="layout" svg:width="0.963cm" svg:height="1.051cm" svg:x="11.467cm" svg:y="12.049cm">
              <draw:text-box>
                <text:p><text:span text:style-name="T1">Y</text:span></text:p>
              </draw:text-box>
            </draw:frame>
            <draw:g>
              <draw:custom-shape draw:style-name="gr14" draw:text-style-name="P1" draw:layer="layout" svg:width="1.906cm" svg:height="1.604cm" draw:transform="rotate (1.5707963267949) translate (14.397cm 13.547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draw:transform="rotate (1.5707963267949) translate (12.793cm 13.547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draw:transform="rotate (1.5707963267949) translate (15.932cm 13.547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3cm" draw:transform="rotate (1.5707963267949) translate (17.482cm 13.547cm)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7" draw:text-style-name="P3" draw:layer="layout" svg:width="5.842cm" svg:height="1.749cm" svg:x="13.065cm" svg:y="12.049cm">
              <draw:text-box>
                <text:p text:style-name="P3"><text:span text:style-name="T2">Y1 <text:s text:c="3"/>Y2 <text:s text:c="4"/>... <text:s text:c="4"/>Yn <text:s text:c="5"/></text:span></text:p>
              </draw:text-box>
            </draw:frame>
          </draw:g>
          <draw:line draw:style-name="gr11" draw:text-style-name="P1" draw:layer="layout" svg:x1="15.097cm" svg:y1="3.159cm" svg:x2="16.875cm" svg:y2="7.985cm">
            <text:p/>
          </draw:line>
          <draw:line draw:style-name="gr11" draw:text-style-name="P1" draw:layer="layout" svg:x1="15.097cm" svg:y1="3.159cm" svg:x2="13.573cm" svg:y2="11.66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5-02-25T23:22:55.195124615</meta:creation-date>
    <dc:date>2015-02-25T23:50:01.995433602</dc:date>
    <dc:creator>Melvyn Drag</dc:creator>
    <meta:editing-duration>PT21M10S</meta:editing-duration>
    <meta:editing-cycles>12</meta:editing-cycles>
    <meta:generator>LibreOffice/4.2.7.2$Linux_x86 LibreOffice_project/420m0$Build-2</meta:generator>
    <meta:document-statistic meta:object-count="50"/>
  </office:meta>
</office:document-meta>
</file>